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----------------------------------------------------------- </text:p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1.123 <text:tab/> Alpha: 0.002 <text:tab/> \ </text:p>
      <text:p text:style-name="Standard"><text:s text:c="12"/>Sharpe: 0.489 <text:tab/> Sortino: 0.642 </text:p>
      <text:p text:style-name="Standard"><text:s text:c="12"/>--------------------------------------------------------------------- </text:p>
      <text:p text:style-name="Standard"><text:s text:c="12"/>VaR : 0.053 <text:tab/> cVaR: 0.086 <text:tab/> \ </text:p>
      <text:p text:style-name="Standard"><text:s text:c="12"/>VaR/cVaR: 1.633 <text:tab/> Drawdown: 0.344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5:39:53.874000000</meta:creation-date>
    <dc:date>2024-06-07T15:44:30.069000000</dc:date>
    <meta:editing-duration>PT1M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9" meta:word-count="26" meta:character-count="565" meta:non-whitespace-character-count="378"/>
  </office:meta>
</office:document-meta>
</file>